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080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Mikaela Tillman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10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9:14:26.528455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14T10:07:35.769378714</dc:date>
    <dc:creator>Yin Hsieh</dc:creator>
    <meta:editing-duration>P2DT27M41S</meta:editing-duration>
    <meta:editing-cycles>7</meta:editing-cycles>
    <meta:generator>LibreOffice/6.4.7.2$Linux_X86_64 LibreOffice_project/40$Build-2</meta:generator>
    <meta:document-statistic meta:table-count="1" meta:cell-count="172" meta:object-count="0"/>
  </office:meta>
</office:document-meta>
</file>